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office:value-type="string">
            <text:p>icms_file_TarFil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office:value-type="string">
            <text:p>icms_file_ZipFil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office:value-type="string">
            <text:p>icms_data_comment_Render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office:value-type="string">
            <text:p>icms_view_Breadcrumb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office:value-type="string">
            <text:p>icms_feeds_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office:value-type="string">
            <text:p>icms_view_Printerfriendl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office:value-type="string">
            <text:p>icms_feeds_Simplers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office:value-type="string">
            <text:p>icms_core_Versioncheck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office:value-type="string">
            <text:p>icms_view_PageNav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office:value-type="string">
            <text:p>icms_plugins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office:value-type="string">
            <text:p>icms_plugins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office:value-type="string">
            <text:p>icms_file_TarDownload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, needs to be completed when IcmsForm is conver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office:value-type="string">
            <text:p>icms_ipf_form_elements_Autocomplet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</text:p>
          </table:table-cell>
          <table:table-cell office:value-type="string">
            <text:p>icms_data_rank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Handler</text:p>
          </table:table-cell>
          <table:table-cell office:value-type="string">
            <text:p>icms_data_rank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</text:p>
          </table:table-cell>
          <table:table-cell office:value-type="string">
            <text:p>Unnecessary – use icms_member_use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Handler</text:p>
          </table:table-cell>
          <table:table-cell office:value-type="string">
            <text:p>unnecessary – use icms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office:value-type="string">
            <text:p>icms_image_se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office:value-type="string">
            <text:p>icms_image_se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 table:display-filter-buttons="true">
          <table:filter>
            <table:filter-condition table:field-number="3" table:data-type="number" table:value="0" table:operator="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12/04/2010</text:date>, <text:time>11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dc:creator>Steve </dc:creator>
    <meta:creation-date>2010-06-21T13:55:45Z</meta:creation-date>
    <dc:date>2010-12-04T11:48:20</dc:date>
    <meta:editing-cycles>54</meta:editing-cycles>
    <meta:editing-duration>PT01H31M31S</meta:editing-duration>
    <meta:document-statistic meta:table-count="1" meta:cell-count="946" meta:object-count="0"/>
  </office:meta>
</office:document-meta>
</file>